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officeooo:paragraph-rsid="00021acb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officeooo:paragraph-rsid="00033a1e" fo:background-color="transparent" style:font-size-asian="12pt" style:font-size-complex="12pt"/>
    </style:style>
    <style:style style:name="T1" style:family="text">
      <style:text-properties officeooo:rsid="00021acb"/>
    </style:style>
    <style:style style:name="T2" style:family="text">
      <style:text-properties officeooo:rsid="00033a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9098569194320589"/><text:span text:style-name="T1">Meet</text:span> <text:span text:style-name="T1">6</text:span></text:p>
      <text:p text:style-name="P3"><text:line-break/> Date: 2013-<text:span text:style-name="T1">12</text:span>-0<text:span text:style-name="T1">4</text:span> <text:line-break/><text:line-break/> Facilitator: <text:s/><text:span text:style-name="T1">Linnéa Andersson</text:span><text:line-break/><text:line-break/> Participants: Johan Gerdin, Andreas Wahlström, Linnéa Andersson, Erik Arnebäck<text:line-break/><text:line-break/>1. Objectives: </text:p>
      <text:p text:style-name="P3"><text:tab/>Specify the <text:span text:style-name="T1">MVC</text:span></text:p>
      <text:p text:style-name="P3"><text:span text:style-name="T1"><text:tab/>Discuss the groupdynamics</text:span></text:p>
      <text:p text:style-name="P3"><text:line-break/>2. Reports:</text:p>
      <text:p text:style-name="P3"><text:tab/>NA<text:line-break/><text:line-break/>3. Discussion items: </text:p>
      <text:p text:style-name="P3"/>
      <text:p text:style-name="P5"><text:tab/><text:span text:style-name="T1">We are going to use MVC where the model is the anlysis-model </text:span><text:span text:style-name="T2">and the</text:span><text:span text:style-name="T1"> <text:tab/>View </text:span><text:span text:style-name="T2">is</text:span><text:span text:style-name="T1"> the Andengine. </text:span><text:span text:style-name="T2">W</text:span><text:span text:style-name="T1">e will discuss more </text:span><text:span text:style-name="T2">about the controller later</text:span><text:span text:style-name="T1">. </text:span></text:p>
      <text:p text:style-name="P5"><text:span text:style-name="T1"/></text:p>
      <text:p text:style-name="P5"><text:span text:style-name="T1"><text:tab/>We are going to have the Box2D in our model. (Univers</text:span><text:span text:style-name="T2">e</text:span><text:span text:style-name="T1"> or <text:tab/>Level-class)</text:span></text:p>
      <text:p text:style-name="P5"><text:span text:style-name="T1"/></text:p>
      <text:p text:style-name="P5"><text:span text:style-name="T1"><text:tab/>To keep the groupdynamic good, we will talk to eachother </text:span><text:span text:style-name="T2">and listen to <text:tab/>what everyone has to say. Every week we will assign tasks to each of us, <text:tab/>so we always have something to do.</text:span><text:line-break/><text:line-break/>4. Outcomes and assignments: <text:line-break/><text:tab/></text:p>
      <text:p text:style-name="P6"><text:tab/><text:span text:style-name="T2">Eric - Startmeny</text:span></text:p>
      <text:p text:style-name="P6"><text:span text:style-name="T2"><text:tab/>Andreas - Universe, Level</text:span></text:p>
      <text:p text:style-name="P6"><text:span text:style-name="T2"><text:tab/>Linnea - Entity, BlackHole, Player, Enemy</text:span></text:p>
      <text:p text:style-name="P6"><text:span text:style-name="T2"><text:tab/>Johan - Obstacle, Planet, PowerUp</text:span><text:line-break/><text:line-break/>5. Wrap up <text:line-break/><text:tab/><text:line-break/><text:tab/>Next meeting on <text:span text:style-name="T1">saturday</text:span> <text:span text:style-name="T1">13</text:span>/<text:span text:style-name="T1">4</text:span> -13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09:01:12.83</meta:creation-date>
    <dc:date>2013-04-12T11:29:51</dc:date>
    <meta:editing-duration>PT1H6M47S</meta:editing-duration>
    <meta:editing-cycles>10</meta:editing-cycles>
    <meta:generator>LibreOffice/3.6$Linux_X86_64 LibreOffice_project/360m1$Build-2</meta:generator>
    <dc:creator>Linnea Andersson</dc:creator>
    <meta:document-statistic meta:table-count="0" meta:image-count="0" meta:object-count="0" meta:page-count="1" meta:paragraph-count="14" meta:word-count="135" meta:character-count="839" meta:non-whitespace-character-count="675"/>
  </office:meta>
</office:document-meta>
</file>